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7pt" style:text-underline-style="solid" style:text-underline-width="auto" style:text-underline-color="font-color" fo:font-weight="bold" officeooo:rsid="001971ca" officeooo:paragraph-rsid="001971ca" style:font-size-asian="17pt" style:font-weight-asian="bold" style:font-size-complex="17pt" style:font-weight-complex="bold"/>
    </style:style>
    <style:style style:name="P2" style:family="paragraph" style:parent-style-name="Standard">
      <style:paragraph-properties fo:text-align="justify" style:justify-single-word="false"/>
      <style:text-properties officeooo:paragraph-rsid="000ca00e"/>
    </style:style>
    <style:style style:name="P3" style:family="paragraph" style:parent-style-name="Standard">
      <style:paragraph-properties fo:text-align="justify" style:justify-single-word="false"/>
      <style:text-properties officeooo:rsid="000ff99c" officeooo:paragraph-rsid="001069ee"/>
    </style:style>
    <style:style style:name="P4" style:family="paragraph" style:parent-style-name="Standard">
      <style:paragraph-properties fo:text-align="justify" style:justify-single-word="false"/>
      <style:text-properties officeooo:rsid="00138e70" officeooo:paragraph-rsid="00138e70"/>
    </style:style>
    <style:style style:name="P5" style:family="paragraph" style:parent-style-name="Standard">
      <style:paragraph-properties fo:text-align="justify" style:justify-single-word="false"/>
      <style:text-properties officeooo:rsid="00167e60" officeooo:paragraph-rsid="00167e60"/>
    </style:style>
    <style:style style:name="P6" style:family="paragraph" style:parent-style-name="Standard">
      <style:paragraph-properties fo:text-align="justify" style:justify-single-word="false"/>
      <style:text-properties officeooo:rsid="001971ca" officeooo:paragraph-rsid="001971ca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ad477" officeooo:paragraph-rsid="001ad477"/>
    </style:style>
    <style:style style:name="P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1971ca" officeooo:paragraph-rsid="001971ca" style:font-size-asian="12.25pt" style:font-size-complex="14pt"/>
    </style:style>
    <style:style style:name="P9" style:family="paragraph" style:parent-style-name="Standard">
      <style:paragraph-properties fo:text-align="justify" style:justify-single-word="false"/>
      <style:text-properties officeooo:rsid="001c7bb7" officeooo:paragraph-rsid="001c7bb7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069ee" officeooo:paragraph-rsid="001069ee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38e70" officeooo:paragraph-rsid="00138e70"/>
    </style:style>
    <style:style style:name="P12" style:family="paragraph" style:parent-style-name="Standard" style:list-style-name="L2">
      <style:paragraph-properties fo:text-align="justify" style:justify-single-word="false"/>
      <style:text-properties officeooo:rsid="0014c3cc" officeooo:paragraph-rsid="0014c3cc"/>
    </style:style>
    <style:style style:name="P13" style:family="paragraph" style:parent-style-name="Standard" style:list-style-name="L2">
      <style:paragraph-properties fo:text-align="justify" style:justify-single-word="false"/>
      <style:text-properties officeooo:rsid="0014c3cc" officeooo:paragraph-rsid="00167e60"/>
    </style:style>
    <style:style style:name="P14" style:family="paragraph" style:parent-style-name="Standard" style:list-style-name="L2">
      <style:paragraph-properties fo:text-align="justify" style:justify-single-word="false"/>
      <style:text-properties officeooo:rsid="00167e60" officeooo:paragraph-rsid="00167e60"/>
    </style:style>
    <style:style style:name="P15" style:family="paragraph" style:parent-style-name="Standard" style:list-style-name="L2">
      <style:paragraph-properties fo:text-align="justify" style:justify-single-word="false"/>
      <style:text-properties style:text-position="0% 100%" officeooo:rsid="00167e60" officeooo:paragraph-rsid="00167e60"/>
    </style:style>
    <style:style style:name="P1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c7bb7" officeooo:paragraph-rsid="001c7bb7"/>
    </style:style>
    <style:style style:name="P17" style:family="paragraph" style:parent-style-name="Standard">
      <style:paragraph-properties fo:text-align="justify" style:justify-single-word="false"/>
      <style:text-properties officeooo:rsid="001c7bb7" officeooo:paragraph-rsid="001c7bb7"/>
    </style:style>
    <style:style style:name="P1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1f248d" officeooo:paragraph-rsid="001f248d" style:font-size-asian="14pt" style:font-size-complex="14pt"/>
    </style:style>
    <style:style style:name="P19" style:family="paragraph" style:parent-style-name="Standard">
      <style:paragraph-properties fo:text-align="justify" style:justify-single-word="false"/>
      <style:text-properties officeooo:paragraph-rsid="001f248d"/>
    </style:style>
    <style:style style:name="T1" style:family="text">
      <style:text-properties officeooo:rsid="000adb63"/>
    </style:style>
    <style:style style:name="T2" style:family="text">
      <style:text-properties officeooo:rsid="000ca00e"/>
    </style:style>
    <style:style style:name="T3" style:family="text">
      <style:text-properties officeooo:rsid="000dfbe4"/>
    </style:style>
    <style:style style:name="T4" style:family="text">
      <style:text-properties officeooo:rsid="00138e70"/>
    </style:style>
    <style:style style:name="T5" style:family="text">
      <style:text-properties officeooo:rsid="00167e60"/>
    </style:style>
    <style:style style:name="T6" style:family="text">
      <style:text-properties style:text-position="sub 58%" officeooo:rsid="00167e60"/>
    </style:style>
    <style:style style:name="T7" style:family="text">
      <style:text-properties style:text-position="0% 100%" officeooo:rsid="00167e60"/>
    </style:style>
    <style:style style:name="T8" style:family="text">
      <style:text-properties officeooo:rsid="0017cf22"/>
    </style:style>
    <style:style style:name="T9" style:family="text">
      <style:text-properties officeooo:rsid="001a5ba3"/>
    </style:style>
    <style:style style:name="T10" style:family="text">
      <style:text-properties officeooo:rsid="001ad477"/>
    </style:style>
    <style:style style:name="T11" style:family="text">
      <style:text-properties officeooo:rsid="001e5d26"/>
    </style:style>
    <style:style style:name="T12" style:family="text">
      <style:text-properties officeooo:rsid="001f248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text:span text:style-name="T1">O Brasil é um país que possui ótimas fontes de energia, em comparação com outros países que dependem de fontes não renováveis de energia. A principal fonte de energia do Brasil é a hidroeletricidade. Uma matriz energética é o conjunto de fontes de energia que um determinado país possui. Por exemplo os Estados Unidos possuem uma Matriz energética bastante variável, como: Gás natural, carvão, energia nuclear, energia eólica e energia solar. O Brasil também possui uma matriz energética bastante variada, como: </text:span><text:span text:style-name="T2">energia hidrelétrica, energia eólica, biomassa, combustíveis fósseis, como petróleo, carvão, gás natural e etc. </text:span></text:p>
      <text:p text:style-name="P2"><text:span text:style-name="T2"><text:tab/>Qual a diferença entre matriz energética brasileira e matriz elétrica brasileira? </text:span><text:span text:style-name="T3">A matriz energética inclui todas as fontes de energia tanto de eletricidade como de transporte, indústrias, aquecimento e etc utilizadas pelo país, nesse caso, o Brasil. Enquanto a matriz elétrica é apenas para gerar eletricidade diferentemente da matriz energética, por exemplo: hidrelétricas, usinas solares, eólicas, termelétricas e muitas outras. </text:span></text:p>
      <text:p text:style-name="P3"><text:tab/>A matriz energética brasileira possui várias características marcantes, porém existe uma principal, a alta possibilidade do uso de fontes de energia renováveis. A hidroeletricidade é uma das principais fontes de energia renováveis do Brasil, pelo fato do Brasil possuir grandes rios que possibilitaram o uso de energia hidrelétrica possível.(obs: a energia hidráulica também é uma grande responsável pela energia do país). Entretanto o país também utiliza fontes como: carvão mineral e gás natural principalmente na geração de energia térmica. Por esses fatos, a discussão entre o equilíbrio entre fontes poluentes/convencionais e sustentáveis são bastante frequentes. </text:p>
      <text:list text:style-name="L1">
        <text:list-item>
          <text:p text:style-name="P10">Energia hidrelétrica: conhecida como principal fonte de energia do país, sendo gerada a partir de rios tendo a desvantagem dos tempos de seca;</text:p>
        </text:list-item>
        <text:list-item>
          <text:p text:style-name="P10">Energia solar: conhecida por ser uma fonte de energia sustentável, está se popularizando rapidamente pelo Brasil. Utilizando painéis fotovoltaicos para gerar eletricidade;</text:p>
        </text:list-item>
        <text:list-item>
          <text:p text:style-name="P10"><text:s/>Energia eólica: <text:span text:style-name="T4">gerada a partir da força dos ventos. Assim como a energia solar está crescendo na região brasileira. Os aerogeradores fazem o trabalho de converter o giro da turbina para energia elétrica.</text:span></text:p>
        </text:list-item>
        <text:list-item>
          <text:p text:style-name="P11">Combustíveis fósseis: combustíveis como petróleo, carvão, gás natural e carvão mineral. Esse combustíveis tem um impacto negativo por serem poluentes e emitem gases de efeito estufa;</text:p>
        </text:list-item>
        <text:list-item>
          <text:p text:style-name="P11">Biomassa: produzida a partir de materiais orgânicos como restos de cana de açúcar, plantas e etc. Feita pela queima desses materiais e apesar de causarem impacto no ambiente, ele é menor do que os impactos dos combustíveis fósseis;</text:p>
        </text:list-item>
      </text:list>
      <text:p text:style-name="P4"><text:tab/>A matriz energética no passado era muito rudimentar, ao longo dos anos as fontes de energia foram evoluindo, abaixo temos alguns exemplos: </text:p>
      <text:list text:style-name="L2">
        <text:list-item>
          <text:p text:style-name="P12">1950-1970: para atender as necessidades os combustíveis fósseis eram dominantes na matriz energética;</text:p>
        </text:list-item>
        <text:list-item>
          <text:p text:style-name="P12">1973 e 1979: épocas em que levaram a expansão de hidrelétricas pela crise de petróleo, além do programa pró álcool que promovia o uso do etanol invés de gasolina;</text:p>
        </text:list-item>
        <text:list-item>
          <text:p text:style-name="P12">1980: foi insistido por fontes renováveis de energia e biocombustíveis, sendo o etanol o principal combustível da época;</text:p>
        </text:list-item>
        <text:list-item>
          <text:p text:style-name="P13">2000: <text:span text:style-name="T5">ano da introdução significativa de energias eólicas e solares, além do investimento em biocombustíveis e hidrelétricas;</text:span></text:p>
        </text:list-item>
        <text:list-item>
          <text:p text:style-name="P13"><text:s/><text:span text:style-name="T5">2023: o Mercado de Carbono foi formalizado e empresas foram incentivadas a utilização de fontes de energia e combustíveis mais sustentáveis. Colaborando para menor emissão de CO</text:span><text:span text:style-name="T6">2</text:span><text:span text:style-name="T7">;</text:span></text:p>
        </text:list-item>
        <text:list-item>
          <text:p text:style-name="P15">Atualidade: as principais fontes de energia são, energia solar, eólica e hidrelétrica. Caminhando para reduzir a emissão de carbono. </text:p>
        </text:list-item>
        <text:list-item>
          <text:p text:style-name="P14">Futuro:<text:span text:style-name="T8"> é previsto que até 2033, nosso país vai diminuir a dependência das hidrelétricas, substituindo por energia do futuro gerando energia a partir de outras fontes; </text:span></text:p>
        </text:list-item>
      </text:list>
      <text:p text:style-name="P5"/>
      <text:p text:style-name="P8"><text:soft-page-break/>Política Energética Brasileira</text:p>
      <text:p text:style-name="P6"><text:tab/>Para a produção, regulamentação e distribuição de energia no país precisamos de leis que são regidas por vários órgãos do governo, como o Ministério de Minas e Energia(MME), responsável por executar e planejar políticas voltadas para o setor de energia, eletricidade, petróleo, gás natural e biocombustíveis. </text:p>
      <text:p text:style-name="P6"><text:tab/>A Agência Nacional de Energia Elétrica(A<text:span text:style-name="T9">NEEL</text:span>)<text:span text:style-name="T9">, é um dos órgãos importantes que trabalham em conjunto do Ministério de Minas e Energia. Regulando energia, transmissão, distribuição e comercialização de energia elétrica no país, além da regularização dos preços. </text:span><text:span text:style-name="T10">Além de outros órgãos como: Agência Nacional de Petróleo, Gás Natural e Biocombustíveis(ANP) e o Operador Nacional do Sistema Elétrico(ONS). A política energética brasileira busca equilibrar o desenvolvimento econômico com a preservação ambiental.</text:span></text:p>
      <text:p text:style-name="P7">Matriz Energética Mundial</text:p>
      <text:p text:style-name="P9"><text:tab/>Como em nosso país, dependendo do país a matriz energética pode ser bastante variada ou não, por exemplo em alguns países o petróleo ainda é muito usado assim como no Brasil o mesmo já foi bastante usado. Em países mais desenvolvidos a energia nuclear é comum, como os EUA e como foi na União soviética durante a época de Chernobyl. Já em países subdesenvolvidos, é comum o uso de carvão e biomassa como fontes energéticas. </text:p>
      <text:p text:style-name="P16">Por Que A Matriz Energética Brasileira é Tão Diferente das Demais?</text:p>
      <text:p text:style-name="P9"><text:tab/>A grande quantidade de recursos hídricos brasileiros, entretanto a dependência das hidrelétricas torna o país dependente a variações climáticas.<text:span text:style-name="T11"> Além desses fatores, o Brasil também possui uma produção de biocombustíveis derivados da cana-de-açúcar e uma política de incentivo a uso de biocombustíveis e fonte sustentáveis de energia.</text:span></text:p>
      <text:p text:style-name="P18">Importância da Energia Renovável para A Matriz Energética</text:p>
      <text:p text:style-name="P19"><text:tab/><text:span text:style-name="T12">A importância de energias renováveis faz com que as opções de produção de energia sejam maiores e dependendo de alguns fatores do país, pode ser mais vantajoso o uso de uma energia do que outra, por exemplo, pela alta temperatura do Brasil e grande quantidade de raios solares, é mais vantajoso no Brasil o uso de energia solar. </text:span></text:p>
      <text:p text:style-name="P19"><text:tab/></text:p>
      <text:p text:style-name="P9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7pt" style:text-underline-style="solid" style:text-underline-width="auto" style:text-underline-color="font-color" fo:font-weight="bold" officeooo:rsid="001971ca" officeooo:paragraph-rsid="001971ca" style:font-size-asian="17pt" style:font-weight-asian="bold" style:font-size-complex="17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nergia</text:p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1T16:03:47.969619077</meta:creation-date>
    <dc:date>2024-11-04T15:41:47.190115051</dc:date>
    <meta:editing-duration>PT39M6S</meta:editing-duration>
    <meta:editing-cycles>7</meta:editing-cycles>
    <meta:generator>LibreOffice/24.2.6.2$Linux_X86_64 LibreOffice_project/8e9a753d9daaea75c34b417ba1bdf556bf2fc5b3</meta:generator>
    <dc:title>Energia</dc:title>
    <meta:document-statistic meta:table-count="0" meta:image-count="0" meta:object-count="0" meta:page-count="2" meta:paragraph-count="27" meta:word-count="897" meta:character-count="5896" meta:non-whitespace-character-count="5016"/>
  </office:meta>
</office:document-meta>
</file>